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9000000545930E630F.png" manifest:media-type="image/png"/>
  <manifest:file-entry manifest:full-path="Pictures/1000000000000B900000054560A936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10.1cm, 50.62cm)" draw:image-opacity="100%" style:mirror="none"/>
    </style:style>
    <style:style style:name="gr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12.12cm, 50.639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VL Pゴシック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FSサーバ</text:p>
                <text:p>⇒10.250.128.0/255.255.255.0</text:p>
              </text:list-item>
              <text:list-item>
                <text:p>SHR(Synology Hybrid RAID)</text:p>
                <text:p/>
              </text:list-item>
              <text:list-item>
                <text:p>IPアドレス : 10.250.128.90</text:p>
                <text:p/>
              </text:list-item>
              <text:list-item>
                <text:p>ポート : 5000</text:p>
              </text:list-item>
            </text:list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Volume1</text:span></text:p>
              </text:list-item>
            </text:list>
            <text:list text:style-name="L3">
              <text:list-header>
                <text:p><text:span text:style-name="T1">ファイルシステムが</text:span><text:span text:style-name="T1">Btrfs</text:span></text:p>
                <text:p><text:span text:style-name="T1">　　　⇒保護機能、各ファイルにクォータ</text:span></text:p>
                <text:p><text:span text:style-name="T1"/></text:p>
                <text:p><text:span text:style-name="T1">volume1/homes/hera</text:span><text:span text:style-name="T1">を</text:span><text:span text:style-name="T1">/ahome</text:span><text:span text:style-name="T1">にみんなマウント</text:span></text:p>
                <text:p><text:span text:style-name="T1">volume1/zeus/home</text:span><text:span text:style-name="T1">に</text:span><text:span text:style-name="T1">zeus</text:span><text:span text:style-name="T1">をマウント</text:span></text:p>
                <text:p><text:span text:style-name="T1"/></text:p>
                <text:p><text:span text:style-name="T1"><text:tab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olume2</text:p>
                <text:p>ファイルシステムがext4⇒<text:span text:style-name="T1">Btrfs</text:span></text:p>
                <text:p><text:s text:c="10"/>⇒互換性やパフォーマンスが高い</text:p>
              </text:list-item>
            </text:list>
            <text:list text:style-name="L5">
              <text:list-header>
                <text:p>venusの代わりやバックアップなどのサブ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 バックアップ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 text:style-name="P2"><text:span text:style-name="T1">volume1/homes/bkup/</text:span></text:p>
                <text:p text:style-name="P2"><text:span text:style-name="T1">hera</text:span><text:span text:style-name="T1">、</text:span><text:span text:style-name="T1">public</text:span><text:span text:style-name="T1">、</text:span><text:span text:style-name="T1">venus</text:span><text:span text:style-name="T1">、</text:span><text:span text:style-name="T1">zeus</text:span><text:span text:style-name="T1">のバックアップをとっている</text:span></text:p>
              </text:list-item>
              <text:list-item>
                <text:p text:style-name="P2"><text:span text:style-name="T1">volume1/homes/adm/bin/</text:span></text:p>
              </text:list-item>
            </text:list>
            <text:list text:style-name="L5">
              <text:list-header>
                <text:p text:style-name="P2"><text:span text:style-name="T1">それぞれのバックアップのシェルが入ってる</text:span></text:p>
              </text:list-header>
              <text:list-item>
                <text:p text:style-name="P2"><text:span text:style-name="T1">/etc/crontab</text:span></text:p>
                <text:p text:style-name="P2"><text:span text:style-name="T1">ここにクーロンを実行する時間が書かれている</text:span></text:p>
              </text:list-item>
              <text:list-item>
                <text:p text:style-name="P2"><text:span text:style-name="T1">/etc/cron.hourly , cron.daily <text:s/>, cron.manthly , cron.weekly</text:span></text:p>
                <text:p text:style-name="P2"><text:span text:style-name="T1">それぞれのタイミングのクーロン</text:span></text:p>
                <text:p text:style-name="P2"><text:span text:style-name="T1">これらは</text:span><text:span text:style-name="T1">crontab</text:span><text:span text:style-name="T1">で同じ時間に実行されないように調整されている</text:span></text:p>
              </text:list-item>
            </text:list>
          </draw:text-box>
        </draw:frame>
        <draw:frame draw:style-name="gr3" draw:text-style-name="P1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draw:style-name="gr4" draw:text-style-name="P3" draw:layer="layout" svg:width="28cm" svg:height="20.8cm" svg:x="0cm" svg:y="0.2cm">
          <draw:image xlink:href="Pictures/1000000000000B900000054560A93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draw:style-name="gr5" draw:text-style-name="P3" draw:layer="layout" svg:width="28cm" svg:height="21cm" svg:x="0cm" svg:y="0cm">
          <draw:image xlink:href="Pictures/1000000000000B9000000545930E63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VL Pゴシック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VL Pゴシック" style:font-family-complex="'VL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VL Pゴシック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VL Pゴシック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VL Pゴシック" style:font-family-complex="'VL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6:20:12.493041575</meta:creation-date>
    <dc:date>2018-06-22T14:56:14.470983681</dc:date>
    <meta:editing-duration>PT16M14S</meta:editing-duration>
    <meta:editing-cycles>2</meta:editing-cycles>
    <meta:generator>LibreOffice/4.3.5.2$Linux_X86_64 LibreOffice_project/3a87456aaa6a95c63eea1c1b3201acedf0751bd5</meta:generator>
    <meta:document-statistic meta:object-count="45"/>
  </office:meta>
</office:document-meta>
</file>